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fo:color="#1d1c1d" loext:opacity="100%"/>
    </style:style>
    <style:style style:name="P2" style:family="paragraph" style:parent-style-name="Text_20_body" style:list-style-name="L1">
      <style:paragraph-properties fo:margin-left="0in" fo:margin-right="0in" fo:text-indent="0in" style:auto-text-indent="false"/>
      <style:text-properties fo:color="#1d1c1d" loext:opacity="100%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000000" loext:opacity="100%"/>
    </style:style>
    <style:style style:name="P4" style:family="paragraph" style:parent-style-name="Text_20_body" style:list-style-name="L2">
      <style:paragraph-properties fo:margin-left="0in" fo:margin-right="0in" fo:text-indent="0in" style:auto-text-indent="false"/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hat you'll learn</text:h>
      <text:list text:style-name="L1">
        <text:list-item>
          <text:p text:style-name="P1">Techniques for extracting key financial data from 10-K documents.</text:p>
        </text:list-item>
        <text:list-item>
          <text:p text:style-name="P1">Understanding financial statement components and performance metrics.</text:p>
        </text:list-item>
        <text:list-item>
          <text:p text:style-name="P2">Preparing and processing data for AI-driven applications.</text:p>
        </text:list-item>
      </text:list>
      <text:h text:style-name="Heading_20_2" text:outline-level="2">What you'll do</text:h>
      <text:list text:style-name="L2">
        <text:list-item>
          <text:p text:style-name="P3">Extract financial data from provided 10-K documents.</text:p>
        </text:list-item>
        <text:list-item>
          <text:p text:style-name="P3">Conduct a basic analysis to identify significant financial trends and indicators.</text:p>
        </text:list-item>
        <text:list-item>
          <text:p text:style-name="P4">Format and clean the data for further processing in an AI mode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8:47:35.547396040</meta:creation-date>
    <dc:date>2025-03-17T19:03:29.733578191</dc:date>
    <meta:editing-duration>PT4M35S</meta:editing-duration>
    <meta:editing-cycles>1</meta:editing-cycles>
    <meta:document-statistic meta:table-count="0" meta:image-count="0" meta:object-count="0" meta:page-count="1" meta:paragraph-count="8" meta:word-count="65" meta:character-count="425" meta:non-whitespace-character-count="374"/>
    <meta:generator>LibreOffice/24.2.7.2$Linux_X86_64 LibreOffice_project/420$Build-2</meta:generator>
  </office:meta>
</office:document-meta>
</file>